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1R-1W_0-9B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7381">
            <text:p>7381</text:p>
          </table:table-cell>
          <table:table-cell table:style-name="ACE-2" office:value-type="float" office:value="92">
            <text:p>92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59">
            <text:p>−118.59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1R-1W_27-3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7493">
            <text:p>7493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84999999999999">
            <text:p>−118.85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1R-1W_4-9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8064">
            <text:p>8064</text:p>
          </table:table-cell>
          <table:table-cell table:style-name="ACE-0" office:value-type="float" office:value="226">
            <text:p>22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61">
            <text:p>−118.61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1R-1W_9-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8177">
            <text:p>8177</text:p>
          </table:table-cell>
          <table:table-cell table:style-name="ACE-0" office:value-type="float" office:value="91">
            <text:p>91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66">
            <text:p>−118.66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1R-1W_27-33B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8044">
            <text:p>8044</text:p>
          </table:table-cell>
          <table:table-cell table:style-name="ACE-2" office:value-type="float" office:value="91">
            <text:p>91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84999999999999">
            <text:p>−118.85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1R-1W_53-5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8567">
            <text:p>8567</text:p>
          </table:table-cell>
          <table:table-cell table:style-name="ACE-2" office:value-type="float" office:value="102">
            <text:p>102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09">
            <text:p>−119.09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2R-1W_4-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145">
            <text:p>9145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?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630000000000003">
            <text:p>−55.63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2R-1W_4-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286">
            <text:p>9286</text:p>
          </table:table-cell>
          <table:table-cell table:style-name="ACE-2" office:value-type="float" office:value="57">
            <text:p>57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630000000000003">
            <text:p>−55.63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2R-1W_60-7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370">
            <text:p>10370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240000000000002">
            <text:p>−56.24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2R-1W_17-2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437">
            <text:p>10437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770000000000003">
            <text:p>−55.77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2R-1W_4-13B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608">
            <text:p>9608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630000000000003">
            <text:p>−55.63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3R-1W_5-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670">
            <text:p>967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7.109999999999999">
            <text:p>−57.11</text:p>
          </table:table-cell>
          <table:table-cell table:style-name="ACE-0" office:value-type="float" office:value="5.75">
            <text:p>5.75</text:p>
          </table:table-cell>
          <table:table-cell table:style-name="ACE-0" office:value-type="float" office:value="5.75">
            <text:p>5.7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2R-1W_118-12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698">
            <text:p>10698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759999999999998">
            <text:p>−56.76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3R-1W_8-1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840">
            <text:p>984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7.149999999999999">
            <text:p>−57.15</text:p>
          </table:table-cell>
          <table:table-cell table:style-name="ACE-0" office:value-type="float" office:value="5.75">
            <text:p>5.75</text:p>
          </table:table-cell>
          <table:table-cell table:style-name="ACE-0" office:value-type="float" office:value="5.75">
            <text:p>5.7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3R-1W_8-12B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884">
            <text:p>9884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7.149999999999999">
            <text:p>−57.15</text:p>
          </table:table-cell>
          <table:table-cell table:style-name="ACE-0" office:value-type="float" office:value="5.75">
            <text:p>5.75</text:p>
          </table:table-cell>
          <table:table-cell table:style-name="ACE-0" office:value-type="float" office:value="5.75">
            <text:p>5.7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4R-1W_5-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140">
            <text:p>1014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Acroporidae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7.609999999999999">
            <text:p>−57.61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4R-1W_15-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190">
            <text:p>1019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7.729999999999997">
            <text:p>−57.73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4R-1W_15-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276">
            <text:p>11276</text:p>
          </table:table-cell>
          <table:table-cell table:style-name="ACE-0" office:value-type="float" office:value="53">
            <text:p>5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7.729999999999997">
            <text:p>−57.73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4R-1W_68-71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280">
            <text:p>1028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240000000000002">
            <text:p>−58.24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4R-1W_60-6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385">
            <text:p>11385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18">
            <text:p>−58.18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4R-1W_54-5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320">
            <text:p>1032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090000000000003">
            <text:p>−58.09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4R-1W_33-39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345">
            <text:p>10345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7.909999999999997">
            <text:p>−57.91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4R-1W_34-3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340">
            <text:p>1034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7.899999999999999">
            <text:p>−57.9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4R-1W_40-4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440">
            <text:p>11440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7.979999999999997">
            <text:p>−57.98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4R-1W_78-8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655">
            <text:p>11655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380000000000003">
            <text:p>−58.38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5R-1W_20-2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530">
            <text:p>1053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0.770000000000003">
            <text:p>−60.7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5R-1W_1-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746">
            <text:p>11746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0.57">
            <text:p>−60.5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5R-1W_5-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04">
            <text:p>11804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0.609999999999999">
            <text:p>−60.6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5R-1W_61-6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29">
            <text:p>11829</text:p>
          </table:table-cell>
          <table:table-cell table:style-name="ACE-0" office:value-type="float" office:value="319">
            <text:p>319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18">
            <text:p>−61.1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5R-1W_17-2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39">
            <text:p>11839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0.770000000000003">
            <text:p>−60.7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4R-1W_101-1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75">
            <text:p>11875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619999999999997">
            <text:p>−58.6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5R-1W_45-4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75">
            <text:p>1187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">
            <text:p>−6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5R-1W_53-6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84">
            <text:p>11884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130000000000003">
            <text:p>−61.1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5R-1W_27-3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88">
            <text:p>11888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0.859999999999999">
            <text:p>−60.8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4R-1W_92-9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610">
            <text:p>1061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479999999999997">
            <text:p>−58.48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5R-1W_49-5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900">
            <text:p>11900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060000000000002">
            <text:p>−61.0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5R-1W_61-6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600">
            <text:p>1060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18">
            <text:p>−61.1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5R-1W_98-100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640">
            <text:p>1064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539999999999999">
            <text:p>−61.5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1R-CCW_5-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0694">
            <text:p>10694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3.65000000000001">
            <text:p>−113.65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5R-1W_100-10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293">
            <text:p>12293</text:p>
          </table:table-cell>
          <table:table-cell table:style-name="ACE-0" office:value-type="float" office:value="197">
            <text:p>197</text:p>
          </table:table-cell>
          <table:table-cell table:style-name="ACE-0" office:value-type="string">
            <text:p>Coral - Isopora/Acropora?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579999999999998">
            <text:p>−61.5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5R-1W_126-13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317">
            <text:p>12317</text:p>
          </table:table-cell>
          <table:table-cell table:style-name="ACE-0" office:value-type="float" office:value="73">
            <text:p>7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840000000000003">
            <text:p>−61.8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A-02R-1W_1-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0875">
            <text:p>10875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87.62">
            <text:p>−187.6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5R-1W_115-1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328">
            <text:p>1232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229999999999997">
            <text:p>−61.2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1R-1W_32-3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0870">
            <text:p>1087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56.19">
            <text:p>−156.19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6R-1W_0-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890">
            <text:p>1089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57">
            <text:p>−63.5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6R-1W_40-4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990">
            <text:p>1099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979999999999997">
            <text:p>−63.98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6R-1W_4-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010">
            <text:p>1101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609999999999999">
            <text:p>−63.6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6R-1W_103-11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586">
            <text:p>12586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629999999999995">
            <text:p>−64.6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6R-1W_39-4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080">
            <text:p>1108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Dipsastrea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950000000000003">
            <text:p>−63.9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6R-1W_16-2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638">
            <text:p>12638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75">
            <text:p>−63.7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1R-1W_38-4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1170">
            <text:p>1117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56.25">
            <text:p>−156.25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1R-1W_57-6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1180">
            <text:p>1118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439999999999998">
            <text:p>−95.44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6R-1W_103-11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050">
            <text:p>1105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629999999999995">
            <text:p>−64.6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01R-1W_136-14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677">
            <text:p>12677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230000000000004">
            <text:p>−96.23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6R-1W_80-9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758">
            <text:p>1275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409999999999997">
            <text:p>−64.4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6R-2W_66-80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767">
            <text:p>12767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640000000000001">
            <text:p>−65.64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7A-06R-1W_120-1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360">
            <text:p>1136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Acroporidae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760000000000005">
            <text:p>−64.7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6R-2W_53-60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819">
            <text:p>12819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469999999999999">
            <text:p>−65.4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6R-2W_10-1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831">
            <text:p>12831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040000000000006">
            <text:p>−65.04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1R-1W_93-9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1440">
            <text:p>11440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799999999999997">
            <text:p>−95.8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7A-07R-1W_33-3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967">
            <text:p>12967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9.400000000000006">
            <text:p>−69.4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1X-1W_17-2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1530">
            <text:p>1153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75.28">
            <text:p>−175.28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1R-1W_108-1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1560">
            <text:p>1156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950000000000003">
            <text:p>−95.95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1R-1W_5-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1640">
            <text:p>11640</text:p>
          </table:table-cell>
          <table:table-cell table:style-name="ACE-2" office:value-type="float" office:value="30">
            <text:p>30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3.65000000000001">
            <text:p>−113.65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1R-1W_51-5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1670">
            <text:p>1167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56.37">
            <text:p>−156.37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01R-1W_121-1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146">
            <text:p>13146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090000000000003">
            <text:p>−96.09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1R-1W_121-1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1760">
            <text:p>1176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069999999999993">
            <text:p>−96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01R-1W_91-9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366">
            <text:p>13366</text:p>
          </table:table-cell>
          <table:table-cell table:style-name="ACE-0" office:value-type="float" office:value="111">
            <text:p>111</text:p>
          </table:table-cell>
          <table:table-cell table:style-name="ACE-0" office:value-type="string">
            <text:p>Coral - Porites/Monti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769999999999996">
            <text:p>−95.77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2R-1W_6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1950">
            <text:p>1195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2.950000000000003">
            <text:p>−92.9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1X-1W_25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1955">
            <text:p>11955</text:p>
          </table:table-cell>
          <table:table-cell table:style-name="ACE-2" office:value-type="float" office:value="68">
            <text:p>68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75.38">
            <text:p>−175.38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02R-1W_13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720">
            <text:p>13720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3.010000000000005">
            <text:p>−93.01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2R-1W_10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320">
            <text:p>1232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2.980000000000004">
            <text:p>−92.9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1X-1W_51-5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2330">
            <text:p>12330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75.62">
            <text:p>−175.62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6A-01R-2W_0-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789">
            <text:p>13789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Coral - Platygy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37">
            <text:p>−101.37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1R-1W_41-4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385">
            <text:p>123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18000000000001">
            <text:p>−106.18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10.23">
            <text:p>10.2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1R-2W_4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620">
            <text:p>12620</text:p>
          </table:table-cell>
          <table:table-cell table:style-name="ACE-2" office:value-type="float" office:value="30">
            <text:p>30</text:p>
          </table:table-cell>
          <table:table-cell table:style-name="ACE-0" office:value-type="string">
            <text:p>Coral - Porites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51000000000001">
            <text:p>−106.51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10.23">
            <text:p>10.2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2R-1W_27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657">
            <text:p>12657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3.140000000000001">
            <text:p>−93.1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1R-1W_56-5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650">
            <text:p>1265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31">
            <text:p>−106.31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10.23">
            <text:p>10.2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2R-1W_58-6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670">
            <text:p>1267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3.480000000000004">
            <text:p>−93.4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2R-1W_56-60Coral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711">
            <text:p>12711</text:p>
          </table:table-cell>
          <table:table-cell table:style-name="ACE-2" office:value-type="float" office:value="53">
            <text:p>53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3.430000000000007">
            <text:p>−93.4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1X-1W_98-10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2643">
            <text:p>12643</text:p>
          </table:table-cell>
          <table:table-cell table:style-name="ACE-2" office:value-type="float" office:value="158">
            <text:p>158</text:p>
          </table:table-cell>
          <table:table-cell table:style-name="ACE-0" office:value-type="string">
            <text:p>Coral - Platygyra pini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76.11000000000001">
            <text:p>−176.11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2R-1W_56-60Algae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828">
            <text:p>12828</text:p>
          </table:table-cell>
          <table:table-cell table:style-name="ACE-2" office:value-type="float" office:value="44">
            <text:p>44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3.430000000000007">
            <text:p>−93.4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1R-CCW_4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820">
            <text:p>1282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Merulinidae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51000000000001">
            <text:p>−106.51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10.23">
            <text:p>10.2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1X-1W_104-10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2860">
            <text:p>1286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? - N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76.15000000000001">
            <text:p>−176.15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2R-1W_2-7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950">
            <text:p>12950</text:p>
          </table:table-cell>
          <table:table-cell table:style-name="ACE-2" office:value-type="float" office:value="52">
            <text:p>52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29000000000001">
            <text:p>−101.29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2R-1W_2-7A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074">
            <text:p>13074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29000000000001">
            <text:p>−101.29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2R-1W_0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165">
            <text:p>1316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29000000000001">
            <text:p>−101.29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5A-02R-1W_8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264">
            <text:p>15264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38">
            <text:p>−101.38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5A-03R-1W_17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314">
            <text:p>15314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48">
            <text:p>−102.48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2R-1W_41-4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255">
            <text:p>1325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68000000000001">
            <text:p>−101.68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1W_7-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290">
            <text:p>1329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34">
            <text:p>−102.34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2R-1W_23-32A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281">
            <text:p>13281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52">
            <text:p>−101.52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2R-1W_41-4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324">
            <text:p>13324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68000000000001">
            <text:p>−101.68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2R-1W_23-32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354">
            <text:p>13354</text:p>
          </table:table-cell>
          <table:table-cell table:style-name="ACE-2" office:value-type="float" office:value="129">
            <text:p>129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52">
            <text:p>−101.52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1W_38-4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435">
            <text:p>1343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67">
            <text:p>−102.67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5A-03R-1W_46-5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570">
            <text:p>15570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73">
            <text:p>−102.73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4R-1W_7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3465">
            <text:p>13465</text:p>
          </table:table-cell>
          <table:table-cell table:style-name="ACE-2" office:value-type="float" office:value="208">
            <text:p>208</text:p>
          </table:table-cell>
          <table:table-cell table:style-name="ACE-0" office:value-type="string">
            <text:p>Coral - Hydnoph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3.52">
            <text:p>−123.52</text:p>
          </table:table-cell>
          <table:table-cell table:style-name="ACE-0" office:value-type="float" office:value="15.02">
            <text:p>15.02</text:p>
          </table:table-cell>
          <table:table-cell table:style-name="ACE-0" office:value-type="float" office:value="15.02">
            <text:p>1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1W_71-7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465">
            <text:p>1346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98">
            <text:p>−102.98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2R-1W_49-5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498">
            <text:p>13498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6000000000001">
            <text:p>−101.76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1W_0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05">
            <text:p>1350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 gr. humilis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28">
            <text:p>−102.28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1W_101-10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35">
            <text:p>1353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28">
            <text:p>−103.28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1W_64-7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45">
            <text:p>1354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93000000000001">
            <text:p>−102.93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2W_30-33Algae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96">
            <text:p>13596</text:p>
          </table:table-cell>
          <table:table-cell table:style-name="ACE-2" office:value-type="float" office:value="84">
            <text:p>84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38">
            <text:p>−106.38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1W_46-5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641">
            <text:p>13641</text:p>
          </table:table-cell>
          <table:table-cell table:style-name="ACE-2" office:value-type="float" office:value="130">
            <text:p>130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75">
            <text:p>−102.75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2W_32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95">
            <text:p>1359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40000000000001">
            <text:p>−106.4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5A-04R-1W_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883">
            <text:p>15883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7.83">
            <text:p>−107.8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1W_83-10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655">
            <text:p>1365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17">
            <text:p>−103.17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2W_30-33A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654">
            <text:p>13654</text:p>
          </table:table-cell>
          <table:table-cell table:style-name="ACE-2" office:value-type="float" office:value="67">
            <text:p>67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38">
            <text:p>−106.38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2R-1W_56-5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670">
            <text:p>13670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 - Acropora or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81999999999999">
            <text:p>−101.82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5A-04R-1W_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942">
            <text:p>15942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7.83">
            <text:p>−107.8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2W_10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680">
            <text:p>1368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2">
            <text:p>−106.2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6R-1W_6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3687">
            <text:p>13687</text:p>
          </table:table-cell>
          <table:table-cell table:style-name="ACE-2" office:value-type="float" office:value="68">
            <text:p>68</text:p>
          </table:table-cell>
          <table:table-cell table:style-name="ACE-0" office:value-type="string">
            <text:p>Coral - Fungiidae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47">
            <text:p>−115.47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A-02R-1W_17-2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3690">
            <text:p>1369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87.78999999999999">
            <text:p>−187.79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5A-04R-1W_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974">
            <text:p>15974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7.83">
            <text:p>−107.8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2W_23-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789">
            <text:p>13789</text:p>
          </table:table-cell>
          <table:table-cell table:style-name="ACE-2" office:value-type="float" office:value="53">
            <text:p>5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31999999999999">
            <text:p>−106.32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1W_123-1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800">
            <text:p>1380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Stylophora pistillat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5.98999999999999">
            <text:p>−105.99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A-02R-1W_17-21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3809">
            <text:p>13809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87.78">
            <text:p>−187.78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1W_75-7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835">
            <text:p>1383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02">
            <text:p>−103.0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2W_87-9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175">
            <text:p>14175</text:p>
          </table:table-cell>
          <table:table-cell table:style-name="ACE-2" office:value-type="float" office:value="545">
            <text:p>5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95">
            <text:p>−106.95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2W_48-5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040">
            <text:p>14040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56">
            <text:p>−106.5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28-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076">
            <text:p>14076</text:p>
          </table:table-cell>
          <table:table-cell table:style-name="ACE-2" office:value-type="float" office:value="48">
            <text:p>48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05">
            <text:p>−108.0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A-02R-1W_26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110">
            <text:p>1411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88">
            <text:p>−121.88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2W_80-84A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106">
            <text:p>14106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89">
            <text:p>−106.89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23-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125">
            <text:p>1412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">
            <text:p>−10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0R-1W_8-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122">
            <text:p>14122</text:p>
          </table:table-cell>
          <table:table-cell table:style-name="ACE-2" office:value-type="float" office:value="84">
            <text:p>84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29000000000001">
            <text:p>−119.29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3R-2W_80-84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150">
            <text:p>14150</text:p>
          </table:table-cell>
          <table:table-cell table:style-name="ACE-2" office:value-type="float" office:value="93">
            <text:p>9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89">
            <text:p>−106.89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23-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225">
            <text:p>14225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">
            <text:p>−10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3R-1W_4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020">
            <text:p>14020</text:p>
          </table:table-cell>
          <table:table-cell table:style-name="ACE-2" office:value-type="float" office:value="30">
            <text:p>3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78.03999999999999">
            <text:p>−178.04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35-4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290">
            <text:p>14290</text:p>
          </table:table-cell>
          <table:table-cell table:style-name="ACE-2" office:value-type="float" office:value="61">
            <text:p>61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13">
            <text:p>−108.1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19-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336">
            <text:p>14336</text:p>
          </table:table-cell>
          <table:table-cell table:style-name="ACE-2" office:value-type="float" office:value="48">
            <text:p>48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7.95">
            <text:p>−107.9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06R-1W_1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146">
            <text:p>17146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48">
            <text:p>−115.4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3R-CCW_4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680">
            <text:p>1468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78.03999999999999">
            <text:p>−178.04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5R-1W_1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688">
            <text:p>14688</text:p>
          </table:table-cell>
          <table:table-cell table:style-name="ACE-2" office:value-type="float" office:value="99">
            <text:p>99</text:p>
          </table:table-cell>
          <table:table-cell table:style-name="ACE-0" office:value-type="string">
            <text:p>Coral - Platygyra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4.53">
            <text:p>−124.53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A-03R-1W_22-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750">
            <text:p>147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3.53">
            <text:p>−123.53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07R-1W_12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473">
            <text:p>17473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Coral - Acropora (humilis <text:s/>grp.)??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53">
            <text:p>−116.5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A-03R-1W_56-6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871">
            <text:p>14871</text:p>
          </table:table-cell>
          <table:table-cell table:style-name="ACE-2" office:value-type="float" office:value="57">
            <text:p>57</text:p>
          </table:table-cell>
          <table:table-cell table:style-name="ACE-0" office:value-type="string">
            <text:p>Coral - Seriatopora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3.88">
            <text:p>−123.88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A-03R-AW_63-6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899">
            <text:p>14899</text:p>
          </table:table-cell>
          <table:table-cell table:style-name="ACE-2" office:value-type="float" office:value="81">
            <text:p>81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3.94">
            <text:p>−123.94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A-03R-1W_31-4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950">
            <text:p>149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?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3.66">
            <text:p>−123.66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6R-1W_1-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980">
            <text:p>14980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41">
            <text:p>−115.41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A-03R-1W_70-7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015">
            <text:p>1501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4.04000000000001">
            <text:p>−124.04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A-03R-1W_79-8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070">
            <text:p>1507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4.12">
            <text:p>−124.12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7R-1W_15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150">
            <text:p>151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56">
            <text:p>−116.5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A-03R-1W_114-1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240">
            <text:p>1524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4.45999999999999">
            <text:p>−124.46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A-03R-1W_83-9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320">
            <text:p>1532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4.17">
            <text:p>−124.17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8R-1W_3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350">
            <text:p>153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45">
            <text:p>−117.4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3R-1W_7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385">
            <text:p>15385</text:p>
          </table:table-cell>
          <table:table-cell table:style-name="ACE-2" office:value-type="float" office:value="90">
            <text:p>9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9.91">
            <text:p>−129.91</text:p>
          </table:table-cell>
          <table:table-cell table:style-name="ACE-0" office:value-type="float" office:value="10.529999999999999">
            <text:p>10.53</text:p>
          </table:table-cell>
          <table:table-cell table:style-name="ACE-0" office:value-type="float" office:value="10.529999999999999">
            <text:p>10.53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7R-CCW_0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410">
            <text:p>1541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66">
            <text:p>−116.6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7R-CCW_5-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445">
            <text:p>1544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72">
            <text:p>−116.72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3R-1W_7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650">
            <text:p>1565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9.91">
            <text:p>−129.91</text:p>
          </table:table-cell>
          <table:table-cell table:style-name="ACE-0" office:value-type="float" office:value="10.529999999999999">
            <text:p>10.53</text:p>
          </table:table-cell>
          <table:table-cell table:style-name="ACE-0" office:value-type="float" office:value="10.529999999999999">
            <text:p>10.53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6R-1W_0-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577">
            <text:p>15577</text:p>
          </table:table-cell>
          <table:table-cell table:style-name="ACE-2" office:value-type="float" office:value="73">
            <text:p>73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41">
            <text:p>−115.41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8R-CCW_10-1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927">
            <text:p>15927</text:p>
          </table:table-cell>
          <table:table-cell table:style-name="ACE-2" office:value-type="float" office:value="71">
            <text:p>71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7">
            <text:p>−117.7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09R-CCW_0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194">
            <text:p>1919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47">
            <text:p>−118.47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09R-CCW_0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207">
            <text:p>19207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47">
            <text:p>−118.47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09R-CCW_7-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234">
            <text:p>1923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53">
            <text:p>−118.5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09R-CCW_7-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239">
            <text:p>19239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53">
            <text:p>−118.5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9R-1W_12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610">
            <text:p>1661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34">
            <text:p>−118.34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11R-1W_15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694">
            <text:p>19694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34999999999999">
            <text:p>−120.35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5R-1W_0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810">
            <text:p>1681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65000000000001">
            <text:p>−128.6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4R-1W_16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816">
            <text:p>16816</text:p>
          </table:table-cell>
          <table:table-cell table:style-name="ACE-2" office:value-type="float" office:value="129">
            <text:p>129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41">
            <text:p>−128.4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3R-1W_24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23">
            <text:p>16923</text:p>
          </table:table-cell>
          <table:table-cell table:style-name="ACE-2" office:value-type="float" office:value="96">
            <text:p>96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97">
            <text:p>−122.97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2R-1W_12-2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27">
            <text:p>16927</text:p>
          </table:table-cell>
          <table:table-cell table:style-name="ACE-2" office:value-type="float" office:value="96">
            <text:p>96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86">
            <text:p>−121.8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4B-05R-1W_1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910">
            <text:p>19910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75">
            <text:p>−128.7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0R-1W_19-2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45">
            <text:p>1694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41">
            <text:p>−119.41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6R-1W_28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50">
            <text:p>16950</text:p>
          </table:table-cell>
          <table:table-cell table:style-name="ACE-2" office:value-type="float" office:value="71">
            <text:p>71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9.03999999999999">
            <text:p>−129.0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2R-1W_7-1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78">
            <text:p>16978</text:p>
          </table:table-cell>
          <table:table-cell table:style-name="ACE-2" office:value-type="float" office:value="62">
            <text:p>62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78">
            <text:p>−121.7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4R-1W_3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95">
            <text:p>1699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28">
            <text:p>−128.2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4R-1W_0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005">
            <text:p>1700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27000000000001">
            <text:p>−128.27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2R-1W_7-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055">
            <text:p>1705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78">
            <text:p>−121.7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4B-04R-2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100">
            <text:p>201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74000000000001">
            <text:p>−128.7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4R-1W_20-2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132">
            <text:p>17132</text:p>
          </table:table-cell>
          <table:table-cell table:style-name="ACE-2" office:value-type="float" office:value="68">
            <text:p>68</text:p>
          </table:table-cell>
          <table:table-cell table:style-name="ACE-0" office:value-type="string">
            <text:p>Coral - Moni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44">
            <text:p>−128.4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1R-1W_11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160">
            <text:p>1716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31999999999999">
            <text:p>−120.32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02R-1W_80-8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7160">
            <text:p>1716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88.659999999999997">
            <text:p>−88.6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09R-1W_18-2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161">
            <text:p>17161</text:p>
          </table:table-cell>
          <table:table-cell table:style-name="ACE-2" office:value-type="float" office:value="80">
            <text:p>8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41">
            <text:p>−118.41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5R-1W_13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266">
            <text:p>17266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78">
            <text:p>−128.7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6R-1W_54-5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270">
            <text:p>1727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9.28">
            <text:p>−129.2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4B-09R-1W_14-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326">
            <text:p>2032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9.61000000000001">
            <text:p>−129.61</text:p>
          </table:table-cell>
          <table:table-cell table:style-name="ACE-0" office:value-type="float" office:value="2.23">
            <text:p>2.23</text:p>
          </table:table-cell>
          <table:table-cell table:style-name="ACE-0" office:value-type="float" office:value="2.23">
            <text:p>2.23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6R-1W_64-67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400">
            <text:p>17400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9.38">
            <text:p>−129.3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4B-07R-1W_5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472">
            <text:p>20472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50.30000000000001">
            <text:p>−150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6R-1W_64-6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450">
            <text:p>174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9.38">
            <text:p>−129.3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13R-1W_21-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514">
            <text:p>20514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93000000000001">
            <text:p>−122.9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2R-1W_3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450">
            <text:p>174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75">
            <text:p>−121.75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6R-1W_64-6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410">
            <text:p>17410</text:p>
          </table:table-cell>
          <table:table-cell table:style-name="ACE-2" office:value-type="float" office:value="92">
            <text:p>92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9.38">
            <text:p>−129.3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6R-1W_23-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483">
            <text:p>17483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99000000000001">
            <text:p>−128.9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3R-CCW_0-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540">
            <text:p>1754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3.05">
            <text:p>−123.05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6R-1W_105-10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612">
            <text:p>17612</text:p>
          </table:table-cell>
          <table:table-cell table:style-name="ACE-2" office:value-type="float" office:value="54">
            <text:p>54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49.78999999999999">
            <text:p>−149.7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15R-1W_27-2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812">
            <text:p>20812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39.97999999999999">
            <text:p>−139.98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15R-1W_30-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843">
            <text:p>20843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40.00999999999999">
            <text:p>−140.0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3R-CCW_7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730">
            <text:p>1773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3.09999999999999">
            <text:p>−123.1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15R-1W_33-3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899">
            <text:p>20899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40.05000000000001">
            <text:p>−140.05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15R-1W_42-4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930">
            <text:p>20930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40.15000000000001">
            <text:p>−140.15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15R-1W_1-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936">
            <text:p>20936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39.72">
            <text:p>−139.72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7R-1W_16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833">
            <text:p>17833</text:p>
          </table:table-cell>
          <table:table-cell table:style-name="ACE-2" office:value-type="float" office:value="105">
            <text:p>10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50.41">
            <text:p>−150.4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16R-1W_5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1046">
            <text:p>21046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40.78999999999999">
            <text:p>−140.79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7R-1W_3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854">
            <text:p>17854</text:p>
          </table:table-cell>
          <table:table-cell table:style-name="ACE-2" office:value-type="float" office:value="104">
            <text:p>104</text:p>
          </table:table-cell>
          <table:table-cell table:style-name="ACE-0" office:value-type="string">
            <text:p>Coral - Seriatopora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41.74000000000001">
            <text:p>−141.74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16R-1W_5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1094">
            <text:p>21094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40.78999999999999">
            <text:p>−140.79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7R-1W_23-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935">
            <text:p>1793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? - aA3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50.47999999999999">
            <text:p>−150.4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5R-CCW_7-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265">
            <text:p>1826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40.25999999999999">
            <text:p>−140.26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6R-1W_41-4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390">
            <text:p>1839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41.12">
            <text:p>−141.12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2W_23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435">
            <text:p>20435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 - Tubi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09999999999999">
            <text:p>−109.1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70-8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8452">
            <text:p>18452</text:p>
          </table:table-cell>
          <table:table-cell table:style-name="ACE-2" office:value-type="float" office:value="137">
            <text:p>137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5">
            <text:p>−108.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35-4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8463">
            <text:p>18463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13">
            <text:p>−108.1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8R-1W_14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465">
            <text:p>1846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? - aA3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93.87">
            <text:p>−193.87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19R-1W_17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620">
            <text:p>1862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94.88">
            <text:p>−194.88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8R-2W_73-7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701">
            <text:p>18701</text:p>
          </table:table-cell>
          <table:table-cell table:style-name="ACE-2" office:value-type="float" office:value="99">
            <text:p>99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53.53999999999999">
            <text:p>−153.5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19R-1W_0-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2168">
            <text:p>22168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94.72">
            <text:p>−194.72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20R-1W_50-5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834">
            <text:p>18834</text:p>
          </table:table-cell>
          <table:table-cell table:style-name="ACE-2" office:value-type="float" office:value="73">
            <text:p>73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96.22">
            <text:p>−196.22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8R-2W_25-2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855">
            <text:p>18855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? - aA3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53.06999999999999">
            <text:p>−153.0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21R-1W_9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2411">
            <text:p>22411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Favites (F. abdita gr.)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96.81">
            <text:p>−196.81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60-6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000">
            <text:p>1900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38">
            <text:p>−108.3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20R-1W_10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015">
            <text:p>19015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95.81999999999999">
            <text:p>−195.82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8R-2W_15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131">
            <text:p>19131</text:p>
          </table:table-cell>
          <table:table-cell table:style-name="ACE-2" office:value-type="float" office:value="96">
            <text:p>9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52.97">
            <text:p>−152.9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2W_9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180">
            <text:p>1918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93000000000001">
            <text:p>−108.9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5R-1W_96-10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178">
            <text:p>19178</text:p>
          </table:table-cell>
          <table:table-cell table:style-name="ACE-2" office:value-type="float" office:value="74">
            <text:p>74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73">
            <text:p>−111.7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80-8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229">
            <text:p>19229</text:p>
          </table:table-cell>
          <table:table-cell table:style-name="ACE-2" office:value-type="float" office:value="67">
            <text:p>67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56">
            <text:p>−108.5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84-90Algae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278">
            <text:p>19278</text:p>
          </table:table-cell>
          <table:table-cell table:style-name="ACE-2" office:value-type="float" office:value="123">
            <text:p>123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62">
            <text:p>−108.6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70-8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379">
            <text:p>19379</text:p>
          </table:table-cell>
          <table:table-cell table:style-name="ACE-2" office:value-type="float" office:value="97">
            <text:p>97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5">
            <text:p>−108.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84-90A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417">
            <text:p>19417</text:p>
          </table:table-cell>
          <table:table-cell table:style-name="ACE-2" office:value-type="float" office:value="61">
            <text:p>61</text:p>
          </table:table-cell>
          <table:table-cell table:style-name="ACE-0" office:value-type="string">
            <text:p>Coralline algae?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62">
            <text:p>−108.6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70-8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419">
            <text:p>19419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5">
            <text:p>−108.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2W_150-15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690">
            <text:p>1969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Tubipora musica or Merulinidae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31999999999999">
            <text:p>−110.3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8R-2W_75-8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500">
            <text:p>1950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Dipsastrea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53.56999999999999">
            <text:p>−153.5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25R-CCW_2-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3224">
            <text:p>23224</text:p>
          </table:table-cell>
          <table:table-cell table:style-name="ACE-0" office:value-type="float" office:value="113">
            <text:p>113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9.88">
            <text:p>−129.88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2W_106-1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750">
            <text:p>1975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92">
            <text:p>−109.9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25R-2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3600">
            <text:p>236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oral - Porites/Monti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9.88">
            <text:p>−129.88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2W_91-9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005">
            <text:p>20005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73999999999999">
            <text:p>−109.7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5R-1W_52-5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255">
            <text:p>20255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3">
            <text:p>−111.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5A-04R-1W_98-10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3911">
            <text:p>23911</text:p>
          </table:table-cell>
          <table:table-cell table:style-name="ACE-0" office:value-type="float" office:value="16">
            <text:p>1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76000000000001">
            <text:p>−108.7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4B-09R-1W_56-5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0340">
            <text:p>20340</text:p>
          </table:table-cell>
          <table:table-cell table:style-name="ACE-2" office:value-type="float" office:value="120">
            <text:p>120</text:p>
          </table:table-cell>
          <table:table-cell table:style-name="ACE-0" office:value-type="string">
            <text:p>Bioclast - Halimeda?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0">
            <text:p>−130</text:p>
          </table:table-cell>
          <table:table-cell table:style-name="ACE-0" office:value-type="float" office:value="2.23">
            <text:p>2.23</text:p>
          </table:table-cell>
          <table:table-cell table:style-name="ACE-0" office:value-type="float" office:value="2.23">
            <text:p>2.23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5A-04R-2W_99-10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3974">
            <text:p>23974</text:p>
          </table:table-cell>
          <table:table-cell table:style-name="ACE-0" office:value-type="float" office:value="194">
            <text:p>194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84">
            <text:p>−109.8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39-4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343">
            <text:p>20343</text:p>
          </table:table-cell>
          <table:table-cell table:style-name="ACE-2" office:value-type="float" office:value="69">
            <text:p>69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16">
            <text:p>−108.1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2W_23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8450">
            <text:p>1845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09999999999999">
            <text:p>−109.1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5A-06R-1W_3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4099">
            <text:p>24099</text:p>
          </table:table-cell>
          <table:table-cell table:style-name="ACE-0" office:value-type="float" office:value="146">
            <text:p>14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3">
            <text:p>−113.3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1W_57-5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500">
            <text:p>20500</text:p>
          </table:table-cell>
          <table:table-cell table:style-name="ACE-2" office:value-type="float" office:value="110">
            <text:p>110</text:p>
          </table:table-cell>
          <table:table-cell table:style-name="ACE-0" office:value-type="string">
            <text:p>Coral - Tubipora music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33">
            <text:p>−108.3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5R-1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680">
            <text:p>2068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77">
            <text:p>−110.7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5R-1W_34-3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730">
            <text:p>2073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09999999999999">
            <text:p>−111.1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5R-2W_24-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725">
            <text:p>20725</text:p>
          </table:table-cell>
          <table:table-cell table:style-name="ACE-2" office:value-type="float" office:value="95">
            <text:p>9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22">
            <text:p>−112.22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2WR_150-15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4190">
            <text:p>24190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31999999999999">
            <text:p>−110.3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5A-05R-3W_0-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4800">
            <text:p>248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9">
            <text:p>−112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2W_140-14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060">
            <text:p>2106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25">
            <text:p>−110.2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5R-1W_74-7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087">
            <text:p>21087</text:p>
          </table:table-cell>
          <table:table-cell table:style-name="ACE-2" office:value-type="float" office:value="74">
            <text:p>74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5">
            <text:p>−111.5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5R-2W_26-2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440">
            <text:p>21440</text:p>
          </table:table-cell>
          <table:table-cell table:style-name="ACE-2" office:value-type="float" office:value="120">
            <text:p>120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2">
            <text:p>−112.2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5R-2W_49-5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585">
            <text:p>21585</text:p>
          </table:table-cell>
          <table:table-cell table:style-name="ACE-2" office:value-type="float" office:value="100">
            <text:p>10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47">
            <text:p>−112.4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5R-CCW_0-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830">
            <text:p>21830</text:p>
          </table:table-cell>
          <table:table-cell table:style-name="ACE-2" office:value-type="float" office:value="120">
            <text:p>120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9">
            <text:p>−112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6R-1W_31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930">
            <text:p>21930</text:p>
          </table:table-cell>
          <table:table-cell table:style-name="ACE-2" office:value-type="float" office:value="105">
            <text:p>10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56999999999999">
            <text:p>−113.57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7R-1W_17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2264">
            <text:p>22264</text:p>
          </table:table-cell>
          <table:table-cell table:style-name="ACE-2" office:value-type="float" office:value="84">
            <text:p>84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1.92">
            <text:p>−111.92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6R-1W_48-5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2340">
            <text:p>22340</text:p>
          </table:table-cell>
          <table:table-cell table:style-name="ACE-2" office:value-type="float" office:value="105">
            <text:p>10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75">
            <text:p>−113.75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5R-2W_0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2705">
            <text:p>22705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98">
            <text:p>−111.98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5A-06R-CCW_0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7236">
            <text:p>2723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Coral - Goniopora?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13">
            <text:p>−114.13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5A-06R-CCW_0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7447">
            <text:p>27447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Coral - Goniopora?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13">
            <text:p>−114.13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53A-27R-1W_24-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7486">
            <text:p>27486</text:p>
          </table:table-cell>
          <table:table-cell table:style-name="ACE-0" office:value-type="float" office:value="167">
            <text:p>167</text:p>
          </table:table-cell>
          <table:table-cell table:style-name="ACE-0" office:value-type="string">
            <text:p>Coral - Porites/Montipora?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1.94999999999999">
            <text:p>−131.95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6R-1W_0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3790">
            <text:p>23790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27">
            <text:p>−113.27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5A-04R-2WR_150-15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960">
            <text:p>2096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Tubipora music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31999999999999">
            <text:p>−110.3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3A-26X-CCW_5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4274">
            <text:p>24274</text:p>
          </table:table-cell>
          <table:table-cell table:style-name="ACE-2" office:value-type="float" office:value="82">
            <text:p>82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0.77000000000001">
            <text:p>−130.77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>
          <table:table-cell table:style-name="ACE-0" office:value-type="string">
            <text:p>Cairns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56A-13R-1W_13-1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5732">
            <text:p>25732</text:p>
          </table:table-cell>
          <table:table-cell table:style-name="ACE-2" office:value-type="float" office:value="125">
            <text:p>125</text:p>
          </table:table-cell>
          <table:table-cell table:style-name="ACE-0" office:value-type="string">
            <text:p>Coral - Galaxea astreat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6.47">
            <text:p>−116.47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32" table:style-name="ACE-0"/>
          <table:table-cell table:number-columns-repeated="8" table:style-name="Gnumeric-default"/>
        </table:table-row>
        <table:table-row table:style-name="AROW-0" table:number-rows-repeated="6528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5" gnm:cursor-row="1">
          <gnm:selection gnm:start-col="15" gnm:start-row="1" gnm:end-col="15" gnm:end-row="25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02T05:39:04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